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ead Bold" svg:font-family="'Mead Bold'" style:font-family-generic="roman" style:font-pitch="variable"/>
    <style:font-face style:name="Noteworthy Light" svg:font-family="'Noteworthy Light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f3a3"/>
    </style:style>
    <style:style style:name="P2" style:family="paragraph" style:parent-style-name="Standard">
      <style:text-properties style:font-name="Arial" fo:font-size="12pt" officeooo:paragraph-rsid="0006f3a3" style:font-size-asian="12pt"/>
    </style:style>
    <style:style style:name="P3" style:family="paragraph" style:parent-style-name="Standard">
      <style:text-properties style:font-name="Arial" fo:font-size="12pt" officeooo:rsid="0009b9eb" officeooo:paragraph-rsid="0009b9eb" style:font-size-asian="12pt"/>
    </style:style>
    <style:style style:name="P4" style:family="paragraph" style:parent-style-name="Standard">
      <style:text-properties officeooo:paragraph-rsid="0006f3a3"/>
    </style:style>
    <style:style style:name="P5" style:family="paragraph" style:parent-style-name="Standard">
      <style:text-properties officeooo:paragraph-rsid="0008e7ae"/>
    </style:style>
    <style:style style:name="P6" style:family="paragraph" style:parent-style-name="Standard">
      <style:text-properties fo:color="#000000" fo:font-size="12pt" style:text-underline-style="none" officeooo:rsid="0009b9eb" officeooo:paragraph-rsid="0009b9eb" style:font-size-asian="12pt" style:font-size-complex="12pt"/>
    </style:style>
    <style:style style:name="P7" style:family="paragraph" style:parent-style-name="Standard">
      <style:text-properties fo:font-size="14pt" officeooo:rsid="0009b9eb" officeooo:paragraph-rsid="0009b9eb" style:font-size-asian="14pt" style:font-size-complex="14pt"/>
    </style:style>
    <style:style style:name="P8" style:family="paragraph" style:parent-style-name="Standard">
      <style:paragraph-properties fo:margin-left="0cm" fo:margin-right="6.75cm" fo:text-indent="0cm" style:auto-text-indent="false" fo:padding-left="0.141cm" fo:padding-right="1.094cm" fo:padding-top="0.035cm" fo:padding-bottom="0.035cm" fo:border="0.51pt solid #ff0000"/>
      <style:text-properties officeooo:paragraph-rsid="0006f3a3"/>
    </style:style>
    <style:style style:name="P9" style:family="paragraph" style:parent-style-name="Standard">
      <style:paragraph-properties fo:margin-left="0cm" fo:margin-right="6.75cm" fo:text-indent="0cm" style:auto-text-indent="false" fo:padding-left="0.141cm" fo:padding-right="1.094cm" fo:padding-top="0.035cm" fo:padding-bottom="0.035cm" fo:border="0.51pt solid #ff0000"/>
      <style:text-properties officeooo:paragraph-rsid="0008e7ae"/>
    </style:style>
    <style:style style:name="P10" style:family="paragraph" style:parent-style-name="Standard">
      <style:paragraph-properties fo:margin-left="0cm" fo:margin-right="0.249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14.753cm"/>
        </style:tab-stops>
      </style:paragraph-properties>
      <style:text-properties style:font-name="Arial" fo:font-size="12pt" officeooo:paragraph-rsid="0006f3a3" style:font-size-asian="12pt"/>
    </style:style>
    <style:style style:name="P11" style:family="paragraph" style:parent-style-name="Standard">
      <style:paragraph-properties fo:margin-left="0cm" fo:margin-right="0.249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14.753cm"/>
        </style:tab-stops>
      </style:paragraph-properties>
      <style:text-properties style:font-name="Arial" fo:font-size="12pt" fo:font-style="normal" style:text-underline-style="none" officeooo:paragraph-rsid="0006f3a3" style:font-size-asian="12pt" style:font-style-asian="normal" style:font-style-complex="normal"/>
    </style:style>
    <style:style style:name="P12" style:family="paragraph" style:parent-style-name="Standard">
      <style:paragraph-properties fo:margin-left="0cm" fo:margin-right="0.249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14.753cm"/>
        </style:tab-stops>
      </style:paragraph-properties>
      <style:text-properties style:font-name="Arial" fo:font-size="12pt" fo:font-style="normal" style:text-underline-style="none" officeooo:paragraph-rsid="0008e7ae" style:font-size-asian="12pt" style:font-style-asian="normal" style:font-style-complex="normal"/>
    </style:style>
    <style:style style:name="P13" style:family="paragraph" style:parent-style-name="Standard">
      <style:paragraph-properties fo:margin-left="0cm" fo:margin-right="0.249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14.753cm"/>
        </style:tab-stops>
      </style:paragraph-properties>
      <style:text-properties fo:color="#000000" style:font-name="Arial" fo:font-size="12pt" fo:font-style="normal" style:text-underline-style="none" officeooo:rsid="0008e7ae" officeooo:paragraph-rsid="0008e7ae" style:font-size-asian="12pt" style:font-style-asian="normal" style:font-style-complex="normal"/>
    </style:style>
    <style:style style:name="P14" style:family="paragraph" style:parent-style-name="Text_20_body">
      <style:text-properties officeooo:paragraph-rsid="0006f3a3"/>
    </style:style>
    <style:style style:name="P15" style:family="paragraph" style:parent-style-name="Text_20_body">
      <style:paragraph-properties fo:text-align="start" style:justify-single-word="false"/>
      <style:text-properties officeooo:paragraph-rsid="0006f3a3"/>
    </style:style>
    <style:style style:name="P16" style:family="paragraph" style:parent-style-name="Standard">
      <style:text-properties fo:color="#ff0000" style:font-name="Arial" fo:font-size="16pt" style:text-underline-style="solid" style:text-underline-width="auto" style:text-underline-color="font-color" officeooo:rsid="0008e7ae" officeooo:paragraph-rsid="0006f3a3" style:font-size-asian="16pt" style:font-name-complex="Arial1"/>
    </style:style>
    <style:style style:name="P17" style:family="paragraph" style:parent-style-name="Standard">
      <style:paragraph-properties fo:margin-left="0cm" fo:margin-right="0.249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14.753cm"/>
        </style:tab-stops>
      </style:paragraph-properties>
      <style:text-properties fo:color="#000000" style:font-name="Arial" fo:font-size="12pt" style:text-underline-style="solid" style:text-underline-width="auto" style:text-underline-color="font-color" officeooo:paragraph-rsid="0006f3a3" style:font-size-asian="12pt"/>
    </style:style>
    <style:style style:name="P18" style:family="paragraph" style:parent-style-name="Standard">
      <style:paragraph-properties fo:margin-left="0cm" fo:margin-right="0.249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14.753cm"/>
        </style:tab-stops>
      </style:paragraph-properties>
      <style:text-properties fo:color="#000000" style:font-name="Arial" fo:font-size="12pt" fo:font-style="italic" style:text-underline-style="solid" style:text-underline-width="auto" style:text-underline-color="font-color" officeooo:paragraph-rsid="0006f3a3" style:font-size-asian="12pt" style:font-style-asian="italic" style:font-style-complex="italic"/>
    </style:style>
    <style:style style:name="P19" style:family="paragraph" style:parent-style-name="Standard">
      <style:paragraph-properties fo:margin-left="0cm" fo:margin-right="0.249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14.753cm"/>
        </style:tab-stops>
      </style:paragraph-properties>
      <style:text-properties fo:color="#000000" style:font-name="Arial" fo:font-size="12pt" fo:font-style="italic" style:text-underline-style="solid" style:text-underline-width="auto" style:text-underline-color="font-color" officeooo:rsid="0008e7ae" officeooo:paragraph-rsid="0008e7ae" style:font-size-asian="12pt" style:font-style-asian="italic" style:font-name-complex="Arial1" style:font-style-complex="italic"/>
    </style:style>
    <style:style style:name="P20" style:family="paragraph" style:parent-style-name="Standard">
      <style:paragraph-properties fo:margin-left="0cm" fo:margin-right="0.249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14.753cm"/>
        </style:tab-stops>
      </style:paragraph-properties>
      <style:text-properties fo:color="#000000" style:font-name="Arial" fo:font-size="12pt" fo:font-style="normal" style:text-underline-style="none" officeooo:rsid="0008e7ae" officeooo:paragraph-rsid="0008e7ae" style:font-size-asian="12pt" style:font-style-asian="normal" style:font-name-complex="Arial1" style:font-style-complex="normal"/>
    </style:style>
    <style:style style:name="P21" style:family="paragraph" style:parent-style-name="Text_20_body">
      <style:text-properties fo:color="#008000" officeooo:paragraph-rsid="0006f3a3"/>
    </style:style>
    <style:style style:name="P22" style:family="paragraph" style:parent-style-name="Title" style:list-style-name="" style:master-page-name="Standard">
      <style:paragraph-properties style:page-number="auto"/>
      <style:text-properties style:font-name="Noteworthy Light" fo:font-size="26pt" officeooo:paragraph-rsid="0006f3a3" style:font-size-asian="26pt" style:font-name-complex="Arial1" style:font-size-complex="26pt" loext:padding="0cm" loext:border="none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fffff"/>
    </style:style>
    <style:style style:name="T1" style:family="text">
      <style:text-properties fo:color="#ff0000"/>
    </style:style>
    <style:style style:name="T2" style:family="text">
      <style:text-properties fo:color="#ff0000" style:text-underline-style="solid" style:text-underline-width="auto" style:text-underline-color="font-color"/>
    </style:style>
    <style:style style:name="T3" style:family="text">
      <style:text-properties fo:color="#ff0000" style:font-name="Arial" fo:font-size="16pt" style:font-size-asian="16pt" style:font-name-complex="Arial1"/>
    </style:style>
    <style:style style:name="T4" style:family="text">
      <style:text-properties fo:color="#ff0000" style:font-name="Arial" fo:font-size="16pt" style:text-underline-style="solid" style:text-underline-width="auto" style:text-underline-color="font-color" style:font-size-asian="16pt" style:font-name-complex="Arial1"/>
    </style:style>
    <style:style style:name="T5" style:family="text">
      <style:text-properties fo:color="#ff0000" style:font-name="Arial" fo:font-size="16pt" style:text-underline-style="solid" style:text-underline-width="auto" style:text-underline-color="font-color" officeooo:rsid="0008e7ae" style:font-size-asian="16pt" style:font-name-complex="Arial1"/>
    </style:style>
    <style:style style:name="T6" style:family="text">
      <style:text-properties fo:color="#ff0000" style:font-name="Arial" fo:font-size="12pt" style:text-underline-style="solid" style:text-underline-width="auto" style:text-underline-color="font-color" style:font-size-asian="12pt"/>
    </style:style>
    <style:style style:name="T7" style:family="text">
      <style:text-properties fo:color="#ff0000" style:font-name="Arial" fo:font-size="12pt" style:font-size-asian="12pt"/>
    </style:style>
    <style:style style:name="T8" style:family="text">
      <style:text-properties fo:color="#ff0000" style:font-name="Arial" style:text-underline-style="solid" style:text-underline-width="auto" style:text-underline-color="font-color" style:font-name-complex="Arial1"/>
    </style:style>
    <style:style style:name="T9" style:family="text">
      <style:text-properties fo:color="#ff0000" style:font-name="Arial" style:text-underline-style="solid" style:text-underline-width="auto" style:text-underline-color="font-color" officeooo:rsid="0008e7ae" style:font-name-complex="Arial1"/>
    </style:style>
    <style:style style:name="T10" style:family="text">
      <style:text-properties fo:color="#ff0000" fo:font-size="12pt" fo:font-style="italic" style:font-size-asian="12pt" style:font-style-asian="italic"/>
    </style:style>
    <style:style style:name="T11" style:family="text">
      <style:text-properties fo:color="#ff0000" style:font-name-complex="Arial1"/>
    </style:style>
    <style:style style:name="T12" style:family="text">
      <style:text-properties fo:color="#ff0000" officeooo:rsid="0006f3a3" style:font-name-complex="Arial1"/>
    </style:style>
    <style:style style:name="T13" style:family="text">
      <style:text-properties fo:color="#ff0000" officeooo:rsid="0008e7ae" style:font-name-complex="Arial1"/>
    </style:style>
    <style:style style:name="T14" style:family="text">
      <style:text-properties fo:color="#008000"/>
    </style:style>
    <style:style style:name="T15" style:family="text">
      <style:text-properties fo:color="#008000" style:font-name="Arial" fo:font-size="12pt" style:font-size-asian="12pt"/>
    </style:style>
    <style:style style:name="T16" style:family="text">
      <style:text-properties fo:color="#008000" fo:font-style="italic" officeooo:rsid="0009b9eb" style:font-style-asian="italic" style:font-style-complex="italic"/>
    </style:style>
    <style:style style:name="T17" style:family="text">
      <style:text-properties fo:color="#008000" officeooo:rsid="0009b9eb"/>
    </style:style>
    <style:style style:name="T18" style:family="text">
      <style:text-properties fo:color="#000000" style:font-name="Times" fo:font-style="italic" style:font-style-asian="italic" style:font-style-complex="italic"/>
    </style:style>
    <style:style style:name="T19" style:family="text">
      <style:text-properties fo:color="#000000" style:text-underline-style="solid" style:text-underline-width="auto" style:text-underline-color="font-color"/>
    </style:style>
    <style:style style:name="T20" style:family="text">
      <style:text-properties fo:color="#000000" style:text-underline-style="solid" style:text-underline-width="auto" style:text-underline-color="font-color" officeooo:rsid="0008e7ae" style:font-name-complex="Arial1"/>
    </style:style>
    <style:style style:name="T21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color="#000000" fo:font-style="italic" style:text-underline-style="solid" style:text-underline-width="auto" style:text-underline-color="font-color" officeooo:rsid="0008e7ae" style:font-style-asian="italic" style:font-name-complex="Arial1" style:font-style-complex="italic"/>
    </style:style>
    <style:style style:name="T23" style:family="text">
      <style:text-properties fo:color="#000000" style:font-name-complex="Arial1"/>
    </style:style>
    <style:style style:name="T24" style:family="text">
      <style:text-properties fo:color="#000000" officeooo:rsid="0006f3a3" style:font-name-complex="Arial1"/>
    </style:style>
    <style:style style:name="T25" style:family="text">
      <style:text-properties fo:color="#000000" officeooo:rsid="0008e7ae" style:font-name-complex="Arial1"/>
    </style:style>
    <style:style style:name="T26" style:family="text">
      <style:text-properties fo:color="#000000" style:text-position="super 58%" style:text-underline-style="solid" style:text-underline-width="auto" style:text-underline-color="font-color" officeooo:rsid="0008e7ae" style:font-name-complex="Arial1"/>
    </style:style>
    <style:style style:name="T27" style:family="text">
      <style:text-properties style:font-name="Arial" fo:font-weight="bold" style:font-weight-asian="bold" style:font-name-complex="Arial1"/>
    </style:style>
    <style:style style:name="T28" style:family="text">
      <style:text-properties style:font-name="Arial" fo:font-size="12pt" style:font-size-asian="12pt"/>
    </style:style>
    <style:style style:name="T29" style:family="text">
      <style:text-properties style:font-name="Arial" fo:font-size="12pt" style:font-size-asian="12pt" style:font-name-complex="Arial1"/>
    </style:style>
    <style:style style:name="T30" style:family="text">
      <style:text-properties style:font-name="Arial" fo:font-size="12pt" officeooo:rsid="0006f3a3" style:font-size-asian="12pt" style:font-name-complex="Arial1"/>
    </style:style>
    <style:style style:name="T31" style:family="text">
      <style:text-properties style:font-name="Arial" fo:font-size="12pt" style:text-underline-style="solid" style:text-underline-width="auto" style:text-underline-color="font-color" style:font-size-asian="12pt"/>
    </style:style>
    <style:style style:name="T32" style:family="text">
      <style:text-properties style:font-name="Arial" style:font-name-complex="Arial1"/>
    </style:style>
    <style:style style:name="T33" style:family="text">
      <style:text-properties style:font-name="Arial" officeooo:rsid="0008e7ae" style:font-name-complex="Arial1"/>
    </style:style>
    <style:style style:name="T34" style:family="text">
      <style:text-properties fo:font-size="12pt" fo:font-style="italic" style:font-size-asian="12pt" style:font-style-asian="italic"/>
    </style:style>
    <style:style style:name="T35" style:family="text">
      <style:text-properties fo:color="#00a933" style:font-name-complex="Arial1"/>
    </style:style>
    <style:style style:name="T36" style:family="text">
      <style:text-properties fo:color="#00a933" officeooo:rsid="0008e7ae" style:font-name-complex="Arial1"/>
    </style:style>
    <style:style style:name="T37" style:family="text">
      <style:text-properties fo:color="#00a933" officeooo:rsid="0006f3a3" style:font-name-complex="Arial1"/>
    </style:style>
    <style:style style:name="T38" style:family="text">
      <style:text-properties fo:color="#2a6099" style:font-name-complex="Arial1"/>
    </style:style>
    <style:style style:name="T39" style:family="text">
      <style:text-properties fo:color="#2a6099" officeooo:rsid="0006f3a3" style:font-name-complex="Arial1"/>
    </style:style>
    <style:style style:name="T40" style:family="text">
      <style:text-properties fo:color="#2a6099" style:font-name="Arial" fo:font-size="12pt" style:font-size-asian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478cm" fo:min-width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ÉQUATIONS</text:h>
      <text:p text:style-name="P1"><text:span text:style-name="Internet_20_link"><text:span text:style-name="T27"/></text:span></text:p>
      <text:p text:style-name="P2"/>
      <text:p text:style-name="P4"><text:span text:style-name="T3">I. <text:s/></text:span><text:span text:style-name="T5">Vocabulaire</text:span></text:p>
      <text:p text:style-name="P7"><text:span text:style-name="T9">P</text:span><text:span text:style-name="T8">roblème :</text:span></text:p>
      <text:p text:style-name="P16"><draw:custom-shape text:anchor-type="paragraph" draw:z-index="1" draw:name="Forme1" draw:style-name="gr2" draw:text-style-name="P24" svg:width="3.176cm" svg:height="1.479cm" svg:x="6.782cm" svg:y="0.628cm"><text:p/><draw:enhanced-geometry svg:viewBox="0 0 21600 21600" draw:type="rectangle" draw:enhanced-path="M 0 0 L 21600 0 21600 21600 0 21600 0 0 Z N"/></draw:custom-shape><draw:frame text:anchor-type="paragraph" draw:z-index="4" draw:name="Forme3" draw:style-name="gr1" draw:text-style-name="P23" svg:width="0.354cm" svg:height="0.489cm" svg:x="8.269cm" svg:y="0.139cm"><draw:text-box><text:p>5</text:p></draw:text-box></draw:frame></text:p>
      <text:p text:style-name="P6"><draw:frame text:anchor-type="paragraph" draw:z-index="3" draw:name="Forme2" draw:style-name="gr1" draw:text-style-name="P23" svg:width="0.332cm" svg:height="0.489cm" svg:x="6.02cm" svg:y="0.552cm"><draw:text-box><text:p>x</text:p></draw:text-box></draw:frame><text:span text:style-name="T33">Périmètre</text:span><text:span text:style-name="T32"> = 30</text:span></text:p>
      <text:p text:style-name="P16"/>
      <text:p text:style-name="P2"/>
      <text:p text:style-name="P3">trouver le coté x</text:p>
      <text:p text:style-name="P2"/>
      <text:p text:style-name="P14"><text:span text:style-name="T2">INCONNUE :</text:span> C’est une lettre qui désigne un nombre inconnu :<text:tab/><text:span text:style-name="T14">→ <text:s text:c="2"/></text:span><text:span text:style-name="T18">x</text:span></text:p>
      <text:p text:style-name="P14"><text:span text:style-name="T2">ÉQUATION :</text:span><text:span text:style-name="T1"> </text:span>C’est une égalité qui contient une ou des inconnues :<text:span text:style-name="T14">→ <text:s/></text:span><draw:frame draw:style-name="fr2" draw:name="Objet1" text:anchor-type="as-char" svg:y="-0.377cm" svg:width="1.988cm" svg:height="0.467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14"><text:s text:c="2"/></text:span></text:p>
      <text:p text:style-name="P14"><text:span text:style-name="T2">RÉSOUDRE UNE ÉQUATION :</text:span> C’est chercher et trouver le nombre inconnu.</text:p>
      <text:p text:style-name="P15"><text:span text:style-name="T2">SOLUTION :</text:span> C’est la valeur de l’inconnue :<text:span text:style-name="T14">→ <text:s/></text:span><draw:frame draw:style-name="fr2" draw:name="1" text:anchor-type="as-char" svg:y="-0.377cm" svg:width="1.014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14"><text:s text:c="2"/>c</text:span><text:span text:style-name="T17">ar </text:span><text:span text:style-name="T16"><draw:frame draw:style-name="fr1" draw:name="Objet2" text:anchor-type="as-char" svg:y="-0.377cm" svg:width="2.695cm" svg:height="0.467cm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1"/>
      <text:p text:style-name="P4"><text:span text:style-name="T3">II. <text:s/></text:span><text:span text:style-name="T4">Résolution d’équations</text:span></text:p>
      <text:p text:style-name="P2"/>
      <text:p text:style-name="P4"><text:span text:style-name="T28"><text:tab/>1) </text:span><text:span text:style-name="T31">Introduction</text:span></text:p>
      <text:p text:style-name="P2"/>
      <text:p text:style-name="P5"><text:span text:style-name="T29">Résoudre  l’équation : </text:span><text:span text:style-name="T30">7</text:span><text:span text:style-name="T34">x</text:span><text:span text:style-name="T29"> − 4 = </text:span><text:span text:style-name="T30">6</text:span><text:span text:style-name="T34">x</text:span><text:span text:style-name="T29"> + 2 </text:span></text:p>
      <text:p text:style-name="P2"/>
      <text:p text:style-name="P9"><text:span text:style-name="T6">But :</text:span><text:span text:style-name="T7"> Trouver </text:span><text:span text:style-name="T10">x</text:span><text:span text:style-name="T7"> !</text:span></text:p>
      <text:p text:style-name="P9"><text:span text:style-name="T7">C'est-à-dire : isoler </text:span><text:span text:style-name="T10">x</text:span><text:span text:style-name="T7"> dans l’équation pour arriver à :</text:span></text:p>
      <text:p text:style-name="P8"><text:span text:style-name="T7"><text:s text:c="12"/><text:tab/><text:tab/> <text:s/></text:span><text:span text:style-name="T10">x</text:span><text:span text:style-name="T7"> </text:span><text:span text:style-name="T40">=</text:span><text:span text:style-name="T7"> </text:span><text:span text:style-name="T15">nombre</text:span></text:p>
      <text:p text:style-name="P17"/>
      <text:p text:style-name="P10"><text:span text:style-name="T19">1ere étape : </text:span><text:span text:style-name="T21">chacun rentre chez soi !</text:span></text:p>
      <text:p text:style-name="P18"/>
      <text:p text:style-name="P11"><text:span text:style-name="T13">8</text:span><text:span text:style-name="T1">x</text:span><text:span text:style-name="T23"> </text:span><text:span text:style-name="T35">− 4</text:span><text:span text:style-name="T23"> </text:span><text:span text:style-name="T38">=</text:span><text:span text:style-name="T11"> </text:span><text:span text:style-name="T12">6</text:span><text:span text:style-name="T1">x</text:span><text:span text:style-name="T23"> </text:span><text:span text:style-name="T35">+ 2</text:span><text:span text:style-name="T23"> <text:s text:c="16"/></text:span><text:span text:style-name="T24">| </text:span><text:span text:style-name="T37">+</text:span><text:span text:style-name="T12">4 </text:span></text:p>
      <text:p text:style-name="P11"><text:span text:style-name="T13">8</text:span><text:span text:style-name="T12">x</text:span><text:span text:style-name="T37"> − 4</text:span><text:span text:style-name="T24"> </text:span><text:span text:style-name="T12">+ 4 </text:span><text:span text:style-name="T39">=</text:span><text:span text:style-name="T24"> </text:span><text:span text:style-name="T12">6x</text:span><text:span text:style-name="T24"> </text:span><text:span text:style-name="T37">+ 2</text:span><text:span text:style-name="T24"> </text:span><text:span text:style-name="T12">+ 4 </text:span></text:p>
      <text:p text:style-name="P12"><text:span text:style-name="T13">8</text:span><text:span text:style-name="T12">x</text:span><text:span text:style-name="T24"> </text:span><text:span text:style-name="T39">= </text:span><text:span text:style-name="T12">6x</text:span><text:span text:style-name="T24"> </text:span><text:span text:style-name="T37">+ </text:span><text:span text:style-name="T36">6</text:span><text:span text:style-name="T25"> <text:s text:c="22"/>| </text:span><text:span text:style-name="T13">- 6x</text:span></text:p>
      <text:p text:style-name="P12"><text:span text:style-name="T13">8</text:span><text:span text:style-name="T12">x</text:span><text:span text:style-name="T24"> </text:span><text:span text:style-name="T13">- 6x</text:span><text:span text:style-name="T24"> </text:span><text:span text:style-name="T39">=</text:span><text:span text:style-name="T24"> </text:span><text:span text:style-name="T12">6x</text:span><text:span text:style-name="T24"> </text:span><text:span text:style-name="T13">- 6x </text:span><text:span text:style-name="T37">+ </text:span><text:span text:style-name="T36">6 </text:span><text:span text:style-name="T25"><text:s/></text:span></text:p>
      <text:p text:style-name="P12"><text:span text:style-name="T13">2</text:span><text:span text:style-name="T12">x</text:span><text:span text:style-name="T24"> </text:span><text:span text:style-name="T39">=</text:span><text:span text:style-name="T24"> <text:s/></text:span><text:span text:style-name="T36">6 </text:span><text:span text:style-name="T25"><text:s text:c="11"/></text:span></text:p>
      <text:p text:style-name="P20"/>
      <text:p text:style-name="P12"><text:span text:style-name="T20">2</text:span><text:span text:style-name="T26">e</text:span><text:span text:style-name="T20"> étape : </text:span><text:span text:style-name="T22">réduction (des familles)</text:span></text:p>
      <text:p text:style-name="P19"/>
      <text:p text:style-name="P12"><text:span text:style-name="T13">2</text:span><text:span text:style-name="T12">x</text:span><text:span text:style-name="T24"> </text:span><text:span text:style-name="T39">=</text:span><text:span text:style-name="T24"> <text:s/></text:span><text:span text:style-name="T36">6</text:span><text:span text:style-name="T25"> <text:s text:c="28"/>| : 2</text:span></text:p>
      <text:p text:style-name="P12"><text:span text:style-name="T13">2</text:span><text:span text:style-name="T12">x</text:span><text:span text:style-name="T24">:2</text:span><text:span text:style-name="T37"> </text:span><text:span text:style-name="T39">=</text:span><text:span text:style-name="T24"> <text:s/></text:span><text:span text:style-name="T36">6</text:span><text:span text:style-name="T25">:2</text:span></text:p>
      <text:p text:style-name="P13"><text:span text:style-name="T11">x </text:span><text:span text:style-name="T38">= </text:span><text:span text:style-name="T35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ead Bold" svg:font-family="'Mead Bold'" style:font-family-generic="roman" style:font-pitch="variable"/>
    <style:font-face style:name="Noteworthy Light" svg:font-family="'Noteworthy Light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color="#ff0000" style:font-name="Mead Bold" fo:font-family="'Mead Bold'" style:font-family-generic="roman" style:font-pitch="variable" fo:font-size="20pt" style:font-size-asian="20pt" style:font-size-complex="20pt" loext:padding="0cm" loext:border="0.51pt solid #000000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0:14:52.088558827</meta:creation-date>
    <dc:date>2022-05-17T13:19:30.745403962</dc:date>
    <meta:editing-duration>PT6M34S</meta:editing-duration>
    <meta:editing-cycles>2</meta:editing-cycles>
    <meta:generator>LibreOffice/6.4.7.2$Linux_X86_64 LibreOffice_project/40$Build-2</meta:generator>
    <meta:document-statistic meta:table-count="0" meta:image-count="0" meta:object-count="3" meta:page-count="1" meta:paragraph-count="25" meta:word-count="156" meta:character-count="771" meta:non-whitespace-character-count="524"/>
  </office:meta>
</office:document-meta>
</file>

<file path=Object 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2/content.xml><?xml version="1.0" encoding="utf-8"?>
<math xmlns="http://www.w3.org/1998/Math/MathML" display="block">
  <semantics>
    <mrow>
      <mn>2</mn>
      <mrow>
        <mrow>
          <mi>x</mi>
          <mo stretchy="false">+</mo>
          <mn>10</mn>
        </mrow>
        <mo stretchy="false">=</mo>
        <mn>30</mn>
      </mrow>
    </mrow>
    <annotation encoding="StarMath 5.0">2x+10 = 30</annotation>
  </semantics>
</math>
</file>

<file path=Object 3/content.xml><?xml version="1.0" encoding="utf-8"?>
<math xmlns="http://www.w3.org/1998/Math/MathML" display="block">
  <semantics>
    <mrow>
      <mrow>
        <mrow>
          <mn>2</mn>
          <mo stretchy="false">×</mo>
          <mn>10</mn>
        </mrow>
        <mo stretchy="false">+</mo>
        <mn>10</mn>
      </mrow>
      <mo stretchy="false">=</mo>
      <mn>30</mn>
    </mrow>
    <annotation encoding="StarMath 5.0">2 times 10 +10 = 30</annotation>
  </semantics>
</math>
</file>